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Qtd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1">
            <text:p>Arduino 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Total</text:p>
          </table:table-cell>
          <table:table-cell table:style-name="ce5" table:formula="of:=SUM([.C2:.C12])" office:value-type="float" office:value="67" calcext:value-type="float">
            <text:p>67</text:p>
          </table:table-cell>
        </table:table-row>
        <table:table-row table:style-name="ro1">
          <table:covered-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 table:style-name="ce2"/>
          <table:table-cell table:number-columns-repeated="2" table:style-name="ce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 table:style-name="ce2"/>
          <table:table-cell table:number-columns-repeated="2" table:style-name="ce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string" calcext:value-type="string">
            <text:p>Serial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string" calcext:value-type="string">
            <text:p>LED DB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12">
            <text:p>Arduino 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Total</text:p>
          </table:table-cell>
          <table:table-cell table:style-name="ce5" table:formula="of:=SUM([.C16:.C27])" office:value-type="float" office:value="70" calcext:value-type="float">
            <text:p>70</text:p>
          </table:table-cell>
        </table:table-row>
        <table:table-row table:style-name="ro1">
          <table:covered-table-cell table:style-name="ce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string" calcext:value-type="string">
            <text:p>Controle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Serial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WS28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ce4" office:value-type="string" calcext:value-type="string">
            <text:p>LED DB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21:07:48.392000000</meta:creation-date>
    <dc:date>2018-04-10T22:37:00.017000000</dc:date>
    <meta:editing-duration>PT1H18M58S</meta:editing-duration>
    <meta:editing-cycles>6</meta:editing-cycles>
    <meta:generator>LibreOffice/6.0.2.1$Windows_X86_64 LibreOffice_project/f7f06a8f319e4b62f9bc5095aa112a65d2f3ac89</meta:generator>
    <meta:document-statistic meta:table-count="1" meta:cell-count="54" meta:object-count="0"/>
  </office:meta>
</office:document-meta>
</file>